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edCPDSConnectionFactory.activateObject( Object key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eyedCPDSConnectionFactory.connectionClosed( Connection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KeyedCPDSConnectionFactory.KeyedCPDSConnectionFactory( ConnectionPoolDataSource cpds , KeyedObjectPool pool , String validationQuery , boolean rollbackAfterValid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edCPDSConnectionFactory.setValidationQuery( String validation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PDSConnectionFactory.setRollbackAfterValidation( boolean rollbackAfterValid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PDSConnectionFactory.makeObjec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KeyedCPDSConnectionFactory.setPool( KeyedObjectPool poo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KeyedCPDSConnectionFactory.setCPDS( ConnectionPoolDataSource cp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PDSConnectionFactory.KeyedCPDSConnectionFactory( ConnectionPoolDataSource cpds , KeyedObjectPool pool , String validation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edCPDSConnectionFactory.validateObject( Object key , Object obj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KeyedCPDSConnectionFactory.connectionErrorOccurred( Connection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KeyedCPDSConnectionFactory.cleanupListen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KeyedCPDSConnectionFactory.ge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PDSConnectionFactory.destroyObject( Object key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eyedCPDSConnectionFactory.passivateObject( Object key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